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9cm"/>
    </style:style>
    <style:style style:name="co2" style:family="table-column">
      <style:table-column-properties fo:break-before="auto" style:column-width="17.877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16.63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name-asian="Noto Sans CJK SC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Excel_20_Built-in_20_Normal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/>
          <table:table-cell table:style-name="ce2" office:value-type="string">
            <text:p>Train Imag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old-1</text:p>
          </table:table-cell>
          <table:table-cell office:value-type="string">
            <text:p>[ <text:s/>0 <text:s text:c="2"/>1 <text:s text:c="2"/>3 <text:s text:c="2"/>4 <text:s text:c="2"/>5 <text:s text:c="2"/>6 <text:s text:c="2"/>7 <text:s text:c="2"/>8 <text:s text:c="2"/>9 <text:s/>10 <text:s/>11 <text:s/>12 <text:s/>13 <text:s/>15 <text:s/>16 <text:s/>17 <text:s/>18 <text:s/>20</text:p>
            <text:p><text:s text:c="2"/>21 <text:s/>23 <text:s/>24 <text:s/>25 <text:s/>27 <text:s/>28 <text:s/>29 <text:s/>30 <text:s/>31 <text:s/>32 <text:s/>33 <text:s/>34 <text:s/>35 <text:s/>36 <text:s/>37 <text:s/>38 <text:s/>39 <text:s/>41</text:p>
            <text:p><text:s text:c="2"/>42 <text:s/>43 <text:s/>45 <text:s/>46 <text:s/>47 <text:s/>48 <text:s/>50 <text:s/>51 <text:s/>53 <text:s/>54 <text:s/>55 <text:s/>56 <text:s/>57 <text:s/>58 <text:s/>59 <text:s/>60 <text:s/>61 <text:s/>62</text:p>
            <text:p><text:s text:c="2"/>63 <text:s/>64 <text:s/>65 <text:s/>66 <text:s/>67 <text:s/>68 <text:s/>69 <text:s/>70 <text:s/>71 <text:s/>72 <text:s/>73 <text:s/>74 <text:s/>75 <text:s/>76 <text:s/>77 <text:s/>78 <text:s/>79 <text:s/>80</text:p>
            <text:p><text:s text:c="2"/>81 <text:s/>82 <text:s/>83 <text:s/>84 <text:s/>85 <text:s/>86 <text:s/>87 <text:s/>88 <text:s/>89 <text:s/>90 <text:s/>91 <text:s/>92 <text:s/>93 <text:s/>95 <text:s/>96 <text:s/>97 <text:s/>98 <text:s/>99</text:p>
            <text:p><text:s/>100 101 102 103 104 105 107 108 109 110 111 113 114 116 118 119 120 122</text:p>
            <text:p><text:s/>123 124 125 126 127 128 129 130 131 132 133 134 135 136 138 139 140 141</text:p>
            <text:p><text:s/>142 143 144 145 147 148 149 150 151 152 153 154 155 156 157 158 159 160</text:p>
            <text:p><text:s/>161 162 163 164 165 166 167 168 169 170 171 172 173 174 175 176 177 178</text:p>
            <text:p><text:s/>179 180 181 182 183 184 186 187 188 189 190 192 193 194 195 197 198 199</text:p>
            <text:p><text:s/>200 201 202 203 204 206 207 208 209 211 212 213 214 215 216 217 218 219</text:p>
            <text:p><text:s/>220 221 222 223 224 225 226 227 228 229 230 231 232 233 234 235 238 239</text:p>
            <text:p><text:s/>240 241 243 244 246 247 248 249 250 251 252 253 255 256 257 258 259 260</text:p>
            <text:p><text:s/>261 262 263 264 265 266 267 269 270 271 272 273 274 275 276 277 278 279</text:p>
            <text:p><text:s/>281 282 283 284 285 286 287 288 289 290 291 292 293 294 296 297 298 299</text:p>
            <text:p><text:s/>300 301 302 303 305 306 307 308 309 310 311 312 313 314 315 316 317 318</text:p>
            <text:p><text:s/>319 320 321 322 323 324 326 327 328 330 331 332 333 336 337 338 339 340</text:p>
            <text:p><text:s/>341 342 343 344 345 346 347 348 349 350 351 352 353 355 356 358 359 360</text:p>
            <text:p><text:s/>361 363 364 365 366 367 368 369 370 371 372 373 374 375 376 377 378 379</text:p>
            <text:p><text:s/>381 382 383 384 385 386 387 388 390 391 392 393 394 395 396 397 398 399</text:p>
            <text:p><text:s/>400 401 402 403 405 406 407 408 409 410 411 412 413 414 415 416 417 418</text:p>
            <text:p><text:s/>419 420 421 422 423 424 425 426 427 428 430 431 432 433 434 435 436 437</text:p>
            <text:p><text:s/>438 439 440 441 444 445 446 447 448 450 451 452 453 454 455 456 457 458</text:p>
            <text:p><text:s/>459 460 461 462 463 464 465 466 467 468 469 470 471 472 473 474 475 476</text:p>
            <text:p><text:s/>478 479 481 484 485 486 487 488 489 490 491 492 493 494 495 496 498 499</text:p>
            <text:p><text:s/>500 501 502 503 505 506 507 508 509 510 511 512 513 514 515 516 517 519</text:p>
            <text:p><text:s/>520 522 523 524 525 526 527 528 529 530 532 533 534 535 536 537 538 539</text:p>
            <text:p><text:s/>540 541 542 543 544 546 548 549 550 551 552 553 554 555 556 557 559 561</text:p>
            <text:p><text:s/>562 563 565 566 567 568 569 570 571 572 573 574 575 576 577 578 579 580</text:p>
            <text:p><text:s/>581 582 583 584 585 586 588 589 590 591 592 593 594 595 596 597 598 599</text:p>
            <text:p><text:s/>600 601 603 604 605 606 607 608 610 611 612 613 614 615 616 617 618 619</text:p>
            <text:p><text:s/>620 621 622 623 624 625 626 627 628 629 630 631 632 633 634 636 638 639</text:p>
            <text:p><text:s/>640 641 642 643 644 645 646 647 649 650 651 652 653 654 655 656 657 658</text:p>
            <text:p><text:s/>659 660 661 662 663 664 666 668 669 670 671 672 673 674 675 676 677 678</text:p>
            <text:p><text:s/>679 680 681 682 683 686 687 688 689 690 691 692 694 695 696 697 698 699]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Fold-2</text:p>
          </table:table-cell>
          <table:table-cell table:style-name="ce4" office:value-type="string">
            <text:p>[ <text:s/>0 <text:s text:c="2"/>1 <text:s text:c="2"/>2 <text:s text:c="2"/>3 <text:s text:c="2"/>4 <text:s text:c="2"/>5 <text:s text:c="2"/>7 <text:s text:c="2"/>8 <text:s text:c="2"/>9 <text:s/>10 <text:s/>11 <text:s/>12 <text:s/>14 <text:s/>15 <text:s/>16 <text:s/>17 <text:s/>18 <text:s/>19</text:p>
            <text:p><text:s text:c="2"/>20 <text:s/>21 <text:s/>22 <text:s/>23 <text:s/>24 <text:s/>25 <text:s/>26 <text:s/>27 <text:s/>28 <text:s/>29 <text:s/>30 <text:s/>31 <text:s/>32 <text:s/>33 <text:s/>34 <text:s/>35 <text:s/>37 <text:s/>38</text:p>
            <text:p><text:s text:c="2"/>39 <text:s/>40 <text:s/>41 <text:s/>42 <text:s/>43 <text:s/>44 <text:s/>47 <text:s/>48 <text:s/>49 <text:s/>50 <text:s/>51 <text:s/>52 <text:s/>53 <text:s/>54 <text:s/>55 <text:s/>57 <text:s/>58 <text:s/>59</text:p>
            <text:p><text:s text:c="2"/>61 <text:s/>62 <text:s/>63 <text:s/>64 <text:s/>65 <text:s/>66 <text:s/>67 <text:s/>69 <text:s/>71 <text:s/>72 <text:s/>73 <text:s/>74 <text:s/>75 <text:s/>76 <text:s/>77 <text:s/>78 <text:s/>79 <text:s/>80</text:p>
            <text:p><text:s text:c="2"/>81 <text:s/>82 <text:s/>83 <text:s/>84 <text:s/>85 <text:s/>86 <text:s/>88 <text:s/>89 <text:s/>90 <text:s/>91 <text:s/>92 <text:s/>93 <text:s/>94 <text:s/>95 <text:s/>96 <text:s/>97 <text:s/>98 <text:s/>99</text:p>
            <text:p><text:s/>101 102 103 104 105 106 110 111 112 113 114 115 116 117 118 119 120 121</text:p>
            <text:p><text:s/>122 123 124 125 126 127 128 129 131 132 133 134 135 136 137 138 139 140</text:p>
            <text:p><text:s/>141 142 143 144 145 146 147 148 149 150 151 152 153 154 155 156 158 159</text:p>
            <text:p><text:s/>160 161 162 164 165 166 167 168 169 171 172 173 174 175 176 178 179 180</text:p>
            <text:p><text:s/>181 182 183 184 185 186 187 188 189 191 192 193 194 195 196 197 198 199</text:p>
            <text:p><text:s/>200 201 202 204 205 206 207 208 209 210 211 213 214 215 217 220 221 222</text:p>
            <text:p><text:s/>223 224 225 226 227 229 230 231 232 233 234 236 237 239 240 241 242 243</text:p>
            <text:p><text:s/>244 245 246 247 248 249 250 251 252 253 254 255 256 257 258 259 260 261</text:p>
            <text:p><text:s/>262 263 264 265 266 267 268 269 270 271 272 273 274 275 276 277 278 279</text:p>
            <text:p><text:s/>280 281 282 283 285 287 288 289 290 291 292 293 294 295 296 297 298 299</text:p>
            <text:p><text:s/>300 301 302 303 304 305 306 307 308 309 310 311 312 313 314 315 316 317</text:p>
            <text:p><text:s/>318 319 320 321 322 323 325 326 328 329 330 331 332 333 334 335 336 337</text:p>
            <text:p><text:s/>338 339 340 341 342 344 345 346 347 348 350 352 353 354 355 356 357 358</text:p>
            <text:p><text:s/>359 360 361 362 364 365 367 368 369 370 371 372 373 375 376 378 379 380</text:p>
            <text:p><text:s/>381 382 383 384 385 387 388 389 390 391 392 393 394 395 396 397 398 399</text:p>
            <text:p><text:s/>400 401 402 403 404 405 408 409 412 413 414 417 418 419 420 421 422 423</text:p>
            <text:p><text:s/>424 425 426 427 428 429 430 431 432 433 434 435 436 437 438 439 440 441</text:p>
            <text:p><text:s/>442 443 444 445 446 447 448 449 450 451 452 453 454 455 456 457 461 462</text:p>
            <text:p><text:s/>463 464 465 466 467 468 469 471 472 473 474 475 476 477 478 479 480 481</text:p>
            <text:p><text:s/>482 483 484 485 486 487 488 489 490 491 492 493 494 495 496 497 498 499</text:p>
            <text:p><text:s/>500 501 502 503 504 505 506 507 508 509 510 511 512 513 514 515 516 517</text:p>
            <text:p><text:s/>518 519 520 521 522 523 524 525 526 527 528 529 531 532 534 536 537 538</text:p>
            <text:p><text:s/>539 540 541 542 544 545 546 547 548 549 551 552 553 555 556 557 558 559</text:p>
            <text:p><text:s/>560 564 565 566 567 568 569 570 571 572 573 574 575 576 577 578 579 580</text:p>
            <text:p><text:s/>581 582 583 584 586 587 588 589 590 591 592 593 594 595 596 597 598 599</text:p>
            <text:p><text:s/>600 601 602 603 604 605 606 608 609 610 612 613 614 615 616 617 618 619</text:p>
            <text:p><text:s/>620 621 623 624 625 627 628 629 630 631 632 633 634 635 636 637 638 639</text:p>
            <text:p><text:s/>640 641 642 643 644 645 646 647 648 649 651 653 654 655 656 657 658 659</text:p>
            <text:p><text:s/>660 661 662 663 665 666 667 668 670 671 672 673 674 675 676 677 678 679</text:p>
            <text:p><text:s/>680 681 683 684 685 686 687 689 690 691 692 693 694 695 696 697 698 699]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Fold-3</text:p>
          </table:table-cell>
          <table:table-cell table:style-name="ce4" office:value-type="string">
            <text:p>[ <text:s/>1 <text:s text:c="2"/>2 <text:s text:c="2"/>3 <text:s text:c="2"/>4 <text:s text:c="2"/>5 <text:s text:c="2"/>6 <text:s text:c="2"/>7 <text:s text:c="2"/>8 <text:s text:c="2"/>9 <text:s/>10 <text:s/>11 <text:s/>12 <text:s/>13 <text:s/>14 <text:s/>15 <text:s/>18 <text:s/>19 <text:s/>20</text:p>
            <text:p><text:s text:c="2"/>21 <text:s/>22 <text:s/>23 <text:s/>24 <text:s/>25 <text:s/>26 <text:s/>27 <text:s/>28 <text:s/>29 <text:s/>30 <text:s/>31 <text:s/>32 <text:s/>33 <text:s/>34 <text:s/>36 <text:s/>37 <text:s/>38 <text:s/>39</text:p>
            <text:p><text:s text:c="2"/>40 <text:s/>41 <text:s/>42 <text:s/>43 <text:s/>44 <text:s/>45 <text:s/>46 <text:s/>47 <text:s/>48 <text:s/>49 <text:s/>50 <text:s/>51 <text:s/>52 <text:s/>53 <text:s/>55 <text:s/>56 <text:s/>57 <text:s/>59</text:p>
            <text:p><text:s text:c="2"/>60 <text:s/>61 <text:s/>62 <text:s/>63 <text:s/>64 <text:s/>65 <text:s/>66 <text:s/>67 <text:s/>68 <text:s/>69 <text:s/>70 <text:s/>72 <text:s/>73 <text:s/>74 <text:s/>75 <text:s/>77 <text:s/>78 <text:s/>79</text:p>
            <text:p><text:s text:c="2"/>81 <text:s/>82 <text:s/>83 <text:s/>84 <text:s/>85 <text:s/>86 <text:s/>87 <text:s/>88 <text:s/>89 <text:s/>90 <text:s/>91 <text:s/>93 <text:s/>94 <text:s/>95 <text:s/>96 <text:s/>97 <text:s/>98 <text:s/>99</text:p>
            <text:p><text:s/>100 102 103 104 105 106 107 108 109 110 111 112 113 114 115 116 117 118</text:p>
            <text:p><text:s/>119 120 121 122 124 125 127 128 129 130 131 132 133 135 136 137 138 139</text:p>
            <text:p><text:s/>140 141 143 144 145 146 147 148 149 150 151 152 153 154 156 157 158 159</text:p>
            <text:p><text:s/>160 161 162 163 164 165 166 167 168 169 170 171 172 173 174 175 176 177</text:p>
            <text:p><text:s/>179 181 182 183 184 185 186 188 189 190 191 192 194 195 196 197 198 199</text:p>
            <text:p><text:s/>200 201 202 203 204 205 206 207 208 209 210 211 212 213 214 215 216 218</text:p>
            <text:p><text:s/>219 220 221 222 223 224 225 226 227 228 229 230 231 232 234 235 236 237</text:p>
            <text:p><text:s/>238 239 240 241 242 243 244 245 246 247 248 249 250 251 253 254 255 256</text:p>
            <text:p><text:s/>257 258 259 260 261 262 264 265 266 267 268 269 270 271 273 275 276 277</text:p>
            <text:p><text:s/>280 282 283 284 285 286 287 288 289 290 291 292 293 294 295 296 297 299</text:p>
            <text:p><text:s/>300 301 302 303 304 305 306 307 308 309 311 312 313 314 315 316 317 318</text:p>
            <text:p><text:s/>319 320 321 322 323 324 325 326 327 328 329 330 331 332 333 334 335 337</text:p>
            <text:p><text:s/>338 339 340 341 343 345 346 347 348 349 350 351 352 353 354 355 356 357</text:p>
            <text:p><text:s/>358 359 360 362 363 365 366 367 368 370 371 372 373 374 375 376 377 378</text:p>
            <text:p><text:s/>379 380 381 382 383 385 386 387 388 389 390 391 393 394 395 396 398 399</text:p>
            <text:p><text:s/>400 401 402 403 404 405 406 407 408 409 410 411 412 413 414 415 416 417</text:p>
            <text:p><text:s/>418 419 420 421 422 423 425 426 427 429 430 431 432 433 434 435 437 439</text:p>
            <text:p><text:s/>440 441 442 443 444 445 446 447 448 449 450 451 452 453 454 455 456 457</text:p>
            <text:p><text:s/>458 459 460 461 462 463 464 465 466 467 468 469 470 471 472 473 474 475</text:p>
            <text:p><text:s/>476 477 478 479 480 481 482 483 484 485 486 489 490 493 494 495 496 497</text:p>
            <text:p><text:s/>500 501 502 504 505 506 507 508 509 510 511 512 513 514 515 517 518 519</text:p>
            <text:p><text:s/>520 521 522 523 526 527 528 529 530 531 532 533 534 535 536 537 539 540</text:p>
            <text:p><text:s/>542 543 544 545 546 547 549 550 551 552 553 554 555 556 557 558 559 560</text:p>
            <text:p><text:s/>561 562 563 564 565 566 567 568 569 571 572 573 574 575 576 577 578 579</text:p>
            <text:p><text:s/>580 581 583 584 585 586 587 588 589 590 591 592 593 594 595 597 598 599</text:p>
            <text:p><text:s/>600 602 604 605 606 607 608 609 610 611 613 614 615 616 617 618 619 620</text:p>
            <text:p><text:s/>621 622 623 625 626 628 629 630 631 632 633 634 635 636 637 638 640 641</text:p>
            <text:p><text:s/>642 644 645 646 647 648 649 650 651 652 653 654 655 656 657 658 659 660</text:p>
            <text:p><text:s/>662 663 664 665 666 667 668 669 670 671 672 673 674 675 676 677 678 679</text:p>
            <text:p><text:s/>680 681 682 683 684 685 686 687 688 689 690 691 693 694 695 696 698 699]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Fold-4</text:p>
          </table:table-cell>
          <table:table-cell table:style-name="ce4" office:value-type="string">
            <text:p>[ <text:s/>0 <text:s text:c="2"/>1 <text:s text:c="2"/>2 <text:s text:c="2"/>3 <text:s text:c="2"/>4 <text:s text:c="2"/>5 <text:s text:c="2"/>6 <text:s text:c="2"/>7 <text:s text:c="2"/>8 <text:s text:c="2"/>9 <text:s/>10 <text:s/>11 <text:s/>12 <text:s/>13 <text:s/>14 <text:s/>16 <text:s/>17 <text:s/>19</text:p>
            <text:p><text:s text:c="2"/>20 <text:s/>21 <text:s/>22 <text:s/>23 <text:s/>24 <text:s/>25 <text:s/>26 <text:s/>27 <text:s/>28 <text:s/>29 <text:s/>30 <text:s/>31 <text:s/>32 <text:s/>33 <text:s/>34 <text:s/>35 <text:s/>36 <text:s/>37</text:p>
            <text:p><text:s text:c="2"/>38 <text:s/>39 <text:s/>40 <text:s/>41 <text:s/>42 <text:s/>43 <text:s/>44 <text:s/>45 <text:s/>46 <text:s/>47 <text:s/>49 <text:s/>50 <text:s/>51 <text:s/>52 <text:s/>54 <text:s/>55 <text:s/>56 <text:s/>58</text:p>
            <text:p><text:s text:c="2"/>59 <text:s/>60 <text:s/>62 <text:s/>63 <text:s/>64 <text:s/>65 <text:s/>67 <text:s/>68 <text:s/>69 <text:s/>70 <text:s/>71 <text:s/>72 <text:s/>73 <text:s/>74 <text:s/>75 <text:s/>76 <text:s/>77 <text:s/>78</text:p>
            <text:p><text:s text:c="2"/>79 <text:s/>80 <text:s/>82 <text:s/>83 <text:s/>85 <text:s/>86 <text:s/>87 <text:s/>88 <text:s/>89 <text:s/>90 <text:s/>92 <text:s/>93 <text:s/>94 <text:s/>95 <text:s/>96 <text:s/>97 <text:s/>98 <text:s/>99</text:p>
            <text:p><text:s/>100 101 102 103 104 105 106 107 108 109 110 111 112 113 114 115 117 119</text:p>
            <text:p><text:s/>120 121 122 123 124 125 126 128 129 130 131 132 133 134 135 136 137 138</text:p>
            <text:p><text:s/>139 140 141 142 143 145 146 147 148 149 150 151 152 153 154 155 157 158</text:p>
            <text:p><text:s/>159 160 161 162 163 165 166 168 169 170 171 172 174 175 176 177 178 179</text:p>
            <text:p><text:s/>180 181 182 184 185 186 187 188 189 190 191 192 193 194 195 196 197 198</text:p>
            <text:p><text:s/>200 201 202 203 204 205 206 207 208 209 210 212 213 214 215 216 217 218</text:p>
            <text:p><text:s/>219 220 221 222 223 224 226 227 228 229 230 231 232 233 234 235 236 237</text:p>
            <text:p><text:s/>238 239 240 241 242 244 245 246 247 248 250 252 253 254 255 256 257 258</text:p>
            <text:p><text:s/>260 261 262 263 264 265 266 267 268 270 271 272 273 274 275 276 277 278</text:p>
            <text:p><text:s/>279 280 281 283 284 285 286 288 289 290 291 292 294 295 296 297 298 299</text:p>
            <text:p><text:s/>300 301 303 304 305 306 307 308 309 310 312 313 314 315 316 317 318 319</text:p>
            <text:p><text:s/>320 321 322 323 324 325 326 327 329 330 331 332 334 335 336 337 340 341</text:p>
            <text:p><text:s/>342 343 344 345 346 348 349 350 351 352 353 354 355 356 357 358 359 361</text:p>
            <text:p><text:s/>362 363 364 365 366 367 368 369 370 371 372 373 374 375 376 377 379 380</text:p>
            <text:p><text:s/>381 382 383 384 386 387 388 389 390 391 392 393 394 395 396 397 398 399</text:p>
            <text:p><text:s/>400 401 403 404 405 406 407 408 409 410 411 412 414 415 416 417 418 419</text:p>
            <text:p><text:s/>420 421 422 423 424 425 426 427 428 429 430 431 432 433 434 436 437 438</text:p>
            <text:p><text:s/>439 440 441 442 443 444 445 446 448 449 450 451 452 453 454 456 457 458</text:p>
            <text:p><text:s/>459 460 462 463 464 465 466 468 469 470 471 472 473 474 475 476 477 478</text:p>
            <text:p><text:s/>480 481 482 483 484 485 487 488 489 490 491 492 493 495 496 497 498 499</text:p>
            <text:p><text:s/>500 501 502 503 504 505 506 507 508 509 510 511 512 514 515 516 517 518</text:p>
            <text:p><text:s/>519 521 522 523 524 525 526 527 528 529 530 531 532 533 534 535 537 538</text:p>
            <text:p><text:s/>540 541 543 544 545 546 547 548 549 550 551 553 554 555 556 557 558 559</text:p>
            <text:p><text:s/>560 561 562 563 564 565 566 567 568 569 570 571 572 573 574 576 577 579</text:p>
            <text:p><text:s/>580 581 582 583 585 586 587 588 589 590 591 592 593 595 596 597 598 599</text:p>
            <text:p><text:s/>600 601 602 603 604 605 607 608 609 610 611 612 613 615 616 617 618 619</text:p>
            <text:p><text:s/>620 621 622 623 624 625 626 627 628 629 630 631 632 633 634 635 636 637</text:p>
            <text:p><text:s/>638 639 642 643 644 645 646 647 648 649 650 651 652 654 655 656 658 659</text:p>
            <text:p><text:s/>660 661 663 664 665 666 667 668 669 670 671 672 673 674 675 676 677 678</text:p>
            <text:p><text:s/>679 680 681 682 683 684 685 687 688 689 690 691 692 693 695 697 698 699]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Fold-5</text:p>
          </table:table-cell>
          <table:table-cell table:style-name="ce4" office:value-type="string">
            <text:p>[ <text:s/>0 <text:s text:c="2"/>1 <text:s text:c="2"/>2 <text:s text:c="2"/>3 <text:s text:c="2"/>4 <text:s text:c="2"/>5 <text:s text:c="2"/>6 <text:s text:c="2"/>7 <text:s text:c="2"/>8 <text:s text:c="2"/>9 <text:s/>10 <text:s/>11 <text:s/>12 <text:s/>13 <text:s/>14 <text:s/>15 <text:s/>16 <text:s/>17</text:p>
            <text:p><text:s text:c="2"/>18 <text:s/>19 <text:s/>21 <text:s/>22 <text:s/>23 <text:s/>26 <text:s/>27 <text:s/>28 <text:s/>29 <text:s/>30 <text:s/>31 <text:s/>32 <text:s/>33 <text:s/>34 <text:s/>35 <text:s/>36 <text:s/>37 <text:s/>38</text:p>
            <text:p><text:s text:c="2"/>39 <text:s/>40 <text:s/>41 <text:s/>44 <text:s/>45 <text:s/>46 <text:s/>48 <text:s/>49 <text:s/>50 <text:s/>51 <text:s/>52 <text:s/>53 <text:s/>54 <text:s/>55 <text:s/>56 <text:s/>57 <text:s/>58 <text:s/>59</text:p>
            <text:p><text:s text:c="2"/>60 <text:s/>61 <text:s/>62 <text:s/>63 <text:s/>64 <text:s/>65 <text:s/>66 <text:s/>67 <text:s/>68 <text:s/>69 <text:s/>70 <text:s/>71 <text:s/>73 <text:s/>74 <text:s/>75 <text:s/>76 <text:s/>77 <text:s/>78</text:p>
            <text:p><text:s text:c="2"/>79 <text:s/>80 <text:s/>81 <text:s/>82 <text:s/>84 <text:s/>85 <text:s/>86 <text:s/>87 <text:s/>88 <text:s/>89 <text:s/>90 <text:s/>91 <text:s/>92 <text:s/>93 <text:s/>94 <text:s/>95 <text:s/>96 <text:s/>97</text:p>
            <text:p><text:s/>100 101 102 103 104 105 106 107 108 109 110 111 112 113 114 115 116 117</text:p>
            <text:p><text:s/>118 119 120 121 123 124 125 126 127 128 130 131 132 134 135 137 138 139</text:p>
            <text:p><text:s/>140 141 142 143 144 145 146 147 148 149 150 151 152 153 154 155 156 157</text:p>
            <text:p><text:s/>159 160 161 162 163 164 165 166 167 168 169 170 171 172 173 174 175 177</text:p>
            <text:p><text:s/>178 179 180 182 183 184 185 186 187 188 190 191 192 193 194 196 197 199</text:p>
            <text:p><text:s/>201 202 203 204 205 207 208 209 210 211 212 213 214 215 216 217 218 219</text:p>
            <text:p><text:s/>220 221 222 223 224 225 226 227 228 229 230 231 232 233 234 235 236 237</text:p>
            <text:p><text:s/>238 239 241 242 243 245 246 247 249 250 251 252 253 254 256 257 258 259</text:p>
            <text:p><text:s/>260 262 263 264 265 266 268 269 270 271 272 273 274 276 277 278 279 280</text:p>
            <text:p><text:s/>281 282 283 284 285 286 287 289 290 291 292 293 294 295 296 297 298 299</text:p>
            <text:p><text:s/>300 301 302 303 304 307 309 310 311 312 313 314 315 316 317 318 319 320</text:p>
            <text:p><text:s/>321 323 324 325 327 328 329 330 332 333 334 335 336 338 339 340 341 342</text:p>
            <text:p><text:s/>343 344 346 347 348 349 350 351 352 353 354 355 356 357 358 359 360 361</text:p>
            <text:p><text:s/>362 363 364 365 366 368 369 370 371 372 373 374 375 376 377 378 379 380</text:p>
            <text:p><text:s/>381 382 383 384 385 386 387 388 389 390 391 392 393 394 395 396 397 399</text:p>
            <text:p><text:s/>400 401 402 404 405 406 407 408 409 410 411 412 413 415 416 417 420 421</text:p>
            <text:p><text:s/>422 423 424 427 428 429 430 431 432 433 434 435 436 437 438 439 440 441</text:p>
            <text:p><text:s/>442 443 444 445 446 447 448 449 450 451 452 453 454 455 456 457 458 459</text:p>
            <text:p><text:s/>460 461 462 463 464 465 466 467 468 470 472 473 474 475 477 478 479 480</text:p>
            <text:p><text:s/>481 482 483 484 485 486 487 488 489 490 491 492 493 494 495 497 498 499</text:p>
            <text:p><text:s/>500 502 503 504 505 506 507 508 509 510 511 512 513 514 515 516 517 518</text:p>
            <text:p><text:s/>519 520 521 522 523 524 525 526 528 530 531 532 533 534 535 536 537 538</text:p>
            <text:p><text:s/>539 540 541 542 543 545 546 547 548 549 550 552 554 555 556 557 558 559</text:p>
            <text:p><text:s/>560 561 562 563 564 566 567 569 570 571 572 573 574 575 576 577 578 579</text:p>
            <text:p><text:s/>580 581 582 583 584 585 586 587 589 590 591 593 594 595 596 597 598 599</text:p>
            <text:p><text:s/>600 601 602 603 604 605 606 607 608 609 610 611 612 613 614 615 616 617</text:p>
            <text:p><text:s/>618 619 622 623 624 625 626 627 628 629 630 631 633 634 635 636 637 638</text:p>
            <text:p><text:s/>639 640 641 642 643 644 645 648 649 650 651 652 653 654 655 657 659 660</text:p>
            <text:p><text:s/>661 662 663 664 665 666 667 668 669 670 672 674 675 676 677 678 679 680</text:p>
            <text:p><text:s/>681 682 683 684 685 686 687 688 689 691 692 693 694 695 696 697 698 699]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Fold-6</text:p>
          </table:table-cell>
          <table:table-cell table:style-name="ce4" office:value-type="string">
            <text:p>[ <text:s/>0 <text:s text:c="2"/>1 <text:s text:c="2"/>2 <text:s text:c="2"/>4 <text:s text:c="2"/>5 <text:s text:c="2"/>6 <text:s text:c="2"/>7 <text:s text:c="2"/>9 <text:s/>11 <text:s/>12 <text:s/>13 <text:s/>14 <text:s/>15 <text:s/>16 <text:s/>17 <text:s/>18 <text:s/>19 <text:s/>20</text:p>
            <text:p><text:s text:c="2"/>21 <text:s/>22 <text:s/>23 <text:s/>24 <text:s/>25 <text:s/>26 <text:s/>27 <text:s/>28 <text:s/>29 <text:s/>30 <text:s/>31 <text:s/>32 <text:s/>33 <text:s/>35 <text:s/>36 <text:s/>38 <text:s/>39 <text:s/>40</text:p>
            <text:p><text:s text:c="2"/>41 <text:s/>42 <text:s/>43 <text:s/>44 <text:s/>45 <text:s/>46 <text:s/>47 <text:s/>48 <text:s/>49 <text:s/>50 <text:s/>52 <text:s/>53 <text:s/>54 <text:s/>56 <text:s/>57 <text:s/>58 <text:s/>60 <text:s/>61</text:p>
            <text:p><text:s text:c="2"/>62 <text:s/>64 <text:s/>65 <text:s/>66 <text:s/>67 <text:s/>68 <text:s/>69 <text:s/>70 <text:s/>71 <text:s/>72 <text:s/>73 <text:s/>74 <text:s/>75 <text:s/>76 <text:s/>77 <text:s/>78 <text:s/>79 <text:s/>80</text:p>
            <text:p><text:s text:c="2"/>81 <text:s/>82 <text:s/>83 <text:s/>84 <text:s/>85 <text:s/>87 <text:s/>88 <text:s/>89 <text:s/>90 <text:s/>91 <text:s/>92 <text:s/>93 <text:s/>94 <text:s/>95 <text:s/>96 <text:s/>97 <text:s/>98 <text:s/>99</text:p>
            <text:p><text:s/>100 101 102 103 104 105 106 107 108 109 110 111 112 113 114 115 116 117</text:p>
            <text:p><text:s/>118 119 120 121 122 123 124 126 127 128 129 130 132 133 134 135 136 137</text:p>
            <text:p><text:s/>138 139 141 142 143 144 145 146 147 148 150 151 152 153 154 155 156 157</text:p>
            <text:p><text:s/>158 160 161 162 163 164 165 167 169 170 171 172 173 174 175 176 177 178</text:p>
            <text:p><text:s/>180 181 182 183 184 185 187 189 190 191 192 193 194 195 196 197 198 199</text:p>
            <text:p><text:s/>200 201 203 204 205 206 207 209 210 211 212 214 215 216 217 218 219 221</text:p>
            <text:p><text:s/>222 223 224 225 226 227 228 229 230 231 232 233 235 236 237 238 240 241</text:p>
            <text:p><text:s/>242 243 244 245 246 247 248 249 250 251 252 253 254 255 256 257 258 259</text:p>
            <text:p><text:s/>260 261 263 264 265 266 267 268 269 270 271 272 273 274 275 278 279 280</text:p>
            <text:p><text:s/>281 282 284 285 286 287 288 289 290 291 292 293 294 295 296 297 298 299</text:p>
            <text:p><text:s/>301 302 304 305 306 307 308 309 310 311 312 314 316 317 318 321 322 323</text:p>
            <text:p><text:s/>324 325 326 327 328 329 330 331 332 333 334 335 336 337 338 339 340 341</text:p>
            <text:p><text:s/>342 343 344 345 346 347 348 349 350 351 352 353 354 355 356 357 358 359</text:p>
            <text:p><text:s/>360 361 362 363 364 365 366 367 368 369 370 371 373 374 375 376 377 378</text:p>
            <text:p><text:s/>380 382 383 384 385 386 387 388 389 391 392 393 394 395 396 397 398 399</text:p>
            <text:p><text:s/>400 402 403 404 405 406 407 409 410 411 412 413 414 415 416 417 418 419</text:p>
            <text:p><text:s/>420 421 422 423 424 425 426 427 428 429 430 431 432 433 434 435 436 437</text:p>
            <text:p><text:s/>438 439 442 443 444 446 447 448 449 450 452 453 454 455 456 457 458 459</text:p>
            <text:p><text:s/>460 461 462 463 464 465 466 467 468 469 470 471 472 473 474 475 476 477</text:p>
            <text:p><text:s/>478 479 480 481 482 483 486 487 488 489 491 492 494 495 496 497 498 499</text:p>
            <text:p><text:s/>500 501 502 503 504 505 506 507 508 509 510 511 513 514 515 516 517 518</text:p>
            <text:p><text:s/>520 521 522 523 524 525 526 527 528 529 530 531 532 533 534 535 536 538</text:p>
            <text:p><text:s/>539 540 541 542 543 544 545 547 548 549 550 551 552 553 554 555 557 558</text:p>
            <text:p><text:s/>559 560 561 562 563 564 565 566 567 568 570 571 573 574 575 576 577 578</text:p>
            <text:p><text:s/>579 580 581 582 583 584 585 586 587 588 592 593 594 595 596 597 598 599</text:p>
            <text:p><text:s/>600 601 602 603 604 605 606 607 608 609 610 611 612 613 614 615 616 617</text:p>
            <text:p><text:s/>619 620 621 622 623 624 625 626 627 628 629 630 631 632 633 635 636 637</text:p>
            <text:p><text:s/>638 639 640 641 642 643 644 646 647 648 650 652 653 654 656 657 658 659</text:p>
            <text:p><text:s/>660 661 662 663 664 665 667 669 670 671 673 674 675 676 677 678 679 680</text:p>
            <text:p><text:s/>681 682 683 684 685 686 687 688 689 690 691 692 693 694 695 696 697 698]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Fold-7</text:p>
          </table:table-cell>
          <table:table-cell table:style-name="ce4" office:value-type="string">
            <text:p>[ <text:s/>0 <text:s text:c="2"/>1 <text:s text:c="2"/>2 <text:s text:c="2"/>3 <text:s text:c="2"/>4 <text:s text:c="2"/>5 <text:s text:c="2"/>6 <text:s text:c="2"/>7 <text:s text:c="2"/>8 <text:s text:c="2"/>9 <text:s/>10 <text:s/>11 <text:s/>12 <text:s/>13 <text:s/>14 <text:s/>15 <text:s/>16 <text:s/>17</text:p>
            <text:p><text:s text:c="2"/>18 <text:s/>19 <text:s/>20 <text:s/>22 <text:s/>23 <text:s/>24 <text:s/>25 <text:s/>26 <text:s/>27 <text:s/>28 <text:s/>29 <text:s/>31 <text:s/>32 <text:s/>34 <text:s/>35 <text:s/>36 <text:s/>37 <text:s/>39</text:p>
            <text:p><text:s text:c="2"/>40 <text:s/>42 <text:s/>43 <text:s/>44 <text:s/>45 <text:s/>46 <text:s/>47 <text:s/>48 <text:s/>49 <text:s/>50 <text:s/>51 <text:s/>52 <text:s/>53 <text:s/>54 <text:s/>55 <text:s/>56 <text:s/>57 <text:s/>58</text:p>
            <text:p><text:s text:c="2"/>59 <text:s/>60 <text:s/>61 <text:s/>63 <text:s/>64 <text:s/>65 <text:s/>66 <text:s/>67 <text:s/>68 <text:s/>69 <text:s/>70 <text:s/>71 <text:s/>72 <text:s/>73 <text:s/>74 <text:s/>76 <text:s/>77 <text:s/>78</text:p>
            <text:p><text:s text:c="2"/>79 <text:s/>80 <text:s/>81 <text:s/>82 <text:s/>83 <text:s/>84 <text:s/>86 <text:s/>87 <text:s/>88 <text:s/>89 <text:s/>90 <text:s/>91 <text:s/>92 <text:s/>93 <text:s/>94 <text:s/>95 <text:s/>98 <text:s/>99</text:p>
            <text:p><text:s/>100 101 103 104 105 106 107 108 109 111 112 113 114 115 116 117 118 119</text:p>
            <text:p><text:s/>120 121 122 123 125 126 127 128 129 130 131 132 133 134 135 136 137 138</text:p>
            <text:p><text:s/>139 140 142 143 144 146 147 148 149 150 151 152 153 155 156 157 158 159</text:p>
            <text:p><text:s/>161 162 163 164 165 166 167 168 169 170 171 172 173 175 176 177 178 179</text:p>
            <text:p><text:s/>180 181 183 185 186 187 188 189 190 191 192 193 194 195 196 197 198 199</text:p>
            <text:p><text:s/>200 201 202 203 204 205 206 208 210 211 212 213 215 216 217 218 219 220</text:p>
            <text:p><text:s/>221 222 223 225 226 227 228 229 230 231 233 234 235 236 237 238 239 240</text:p>
            <text:p><text:s/>241 242 243 244 245 246 247 248 249 250 251 252 253 254 255 256 257 259</text:p>
            <text:p><text:s/>261 262 263 264 265 266 267 268 269 270 271 272 273 274 275 276 277 278</text:p>
            <text:p><text:s/>279 280 281 282 283 284 285 286 287 288 289 292 293 294 295 296 298 299</text:p>
            <text:p><text:s/>300 301 302 303 304 305 306 307 308 310 311 313 314 315 317 318 319 320</text:p>
            <text:p><text:s/>322 323 324 325 326 327 328 329 330 331 332 333 334 335 336 337 338 339</text:p>
            <text:p><text:s/>340 342 343 344 345 347 349 350 351 352 353 354 355 356 357 358 359 360</text:p>
            <text:p><text:s/>361 362 363 364 365 366 367 368 369 370 372 373 374 375 376 377 378 379</text:p>
            <text:p><text:s/>380 381 383 384 385 386 388 389 390 391 392 393 394 395 396 397 398 399</text:p>
            <text:p><text:s/>400 401 402 403 404 405 406 407 408 410 411 413 414 415 416 418 419 420</text:p>
            <text:p><text:s/>421 422 423 424 425 426 428 429 430 431 432 433 434 435 436 437 438 439</text:p>
            <text:p><text:s/>440 441 442 443 445 446 447 448 449 450 451 452 454 455 456 457 458 459</text:p>
            <text:p><text:s/>460 461 462 463 465 466 467 469 470 471 473 474 476 477 478 479 480 481</text:p>
            <text:p><text:s/>482 483 484 485 486 487 488 489 490 491 492 493 494 495 496 497 498 499</text:p>
            <text:p><text:s/>500 501 503 504 506 507 508 509 510 511 512 513 514 515 516 518 519 520</text:p>
            <text:p><text:s/>521 524 525 526 527 529 530 531 532 533 534 535 536 537 538 539 540 541</text:p>
            <text:p><text:s/>542 543 544 545 546 547 548 549 550 551 552 553 554 555 556 557 558 559</text:p>
            <text:p><text:s/>560 561 562 563 564 565 568 569 570 571 572 573 574 575 576 578 579 580</text:p>
            <text:p><text:s/>581 582 584 585 586 587 588 589 590 591 592 593 594 595 596 597 598 599</text:p>
            <text:p><text:s/>600 601 602 603 604 605 606 607 608 609 610 611 612 613 614 615 617 618</text:p>
            <text:p><text:s/>619 620 621 622 624 625 626 627 628 630 632 634 635 636 637 638 639 640</text:p>
            <text:p><text:s/>641 642 643 645 646 647 648 649 650 651 652 653 655 656 657 658 660 661</text:p>
            <text:p><text:s/>662 663 664 665 666 667 668 669 671 672 673 674 675 676 677 679 680 681</text:p>
            <text:p><text:s/>682 683 684 685 686 687 688 689 690 691 692 693 694 695 696 697 698 699]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Fold-8</text:p>
          </table:table-cell>
          <table:table-cell table:style-name="ce4" office:value-type="string">
            <text:p>[ <text:s/>0 <text:s text:c="2"/>1 <text:s text:c="2"/>2 <text:s text:c="2"/>3 <text:s text:c="2"/>5 <text:s text:c="2"/>6 <text:s text:c="2"/>8 <text:s text:c="2"/>9 <text:s/>10 <text:s/>11 <text:s/>13 <text:s/>14 <text:s/>15 <text:s/>16 <text:s/>17 <text:s/>18 <text:s/>19 <text:s/>20</text:p>
            <text:p><text:s text:c="2"/>21 <text:s/>22 <text:s/>24 <text:s/>25 <text:s/>26 <text:s/>27 <text:s/>28 <text:s/>30 <text:s/>31 <text:s/>32 <text:s/>33 <text:s/>34 <text:s/>35 <text:s/>36 <text:s/>37 <text:s/>38 <text:s/>40 <text:s/>41</text:p>
            <text:p><text:s text:c="2"/>42 <text:s/>43 <text:s/>44 <text:s/>45 <text:s/>46 <text:s/>47 <text:s/>48 <text:s/>49 <text:s/>50 <text:s/>51 <text:s/>52 <text:s/>53 <text:s/>54 <text:s/>55 <text:s/>56 <text:s/>57 <text:s/>58 <text:s/>59</text:p>
            <text:p><text:s text:c="2"/>60 <text:s/>61 <text:s/>62 <text:s/>63 <text:s/>65 <text:s/>66 <text:s/>67 <text:s/>68 <text:s/>69 <text:s/>70 <text:s/>71 <text:s/>72 <text:s/>73 <text:s/>74 <text:s/>75 <text:s/>76 <text:s/>77 <text:s/>80</text:p>
            <text:p><text:s text:c="2"/>81 <text:s/>82 <text:s/>83 <text:s/>84 <text:s/>85 <text:s/>86 <text:s/>87 <text:s/>88 <text:s/>90 <text:s/>91 <text:s/>92 <text:s/>93 <text:s/>94 <text:s/>95 <text:s/>96 <text:s/>97 <text:s/>98 <text:s/>99</text:p>
            <text:p><text:s/>100 101 102 103 105 106 107 108 109 110 112 114 115 116 117 118 121 122</text:p>
            <text:p><text:s/>123 124 125 126 127 128 129 130 131 132 133 134 136 137 138 139 140 141</text:p>
            <text:p><text:s/>142 143 144 145 146 148 149 151 152 153 154 155 156 157 158 159 160 161</text:p>
            <text:p><text:s/>162 163 164 165 166 167 168 169 170 171 172 173 174 175 176 177 178 179</text:p>
            <text:p><text:s/>180 181 182 183 184 185 186 187 188 189 190 191 193 195 196 197 198 199</text:p>
            <text:p><text:s/>200 201 202 203 205 206 207 208 209 210 211 212 213 214 216 217 218 219</text:p>
            <text:p><text:s/>220 222 224 225 226 228 229 230 231 232 233 234 235 236 237 238 239 240</text:p>
            <text:p><text:s/>241 242 243 244 245 246 247 248 249 250 251 252 253 254 255 257 258 259</text:p>
            <text:p><text:s/>260 261 262 263 265 267 268 269 270 271 272 274 275 276 277 278 279 280</text:p>
            <text:p><text:s/>281 282 283 284 285 286 287 288 289 290 291 292 293 295 296 297 298 299</text:p>
            <text:p><text:s/>300 301 302 303 304 305 306 307 308 309 310 311 312 313 314 315 316 319</text:p>
            <text:p><text:s/>320 321 322 324 325 326 327 328 329 330 331 332 333 334 335 336 337 338</text:p>
            <text:p><text:s/>339 340 341 342 343 344 345 346 347 348 349 350 351 353 354 356 357 359</text:p>
            <text:p><text:s/>360 361 362 363 364 365 366 367 369 370 371 372 373 374 377 378 379 380</text:p>
            <text:p><text:s/>381 382 383 384 385 386 387 388 389 390 391 392 393 394 395 397 398 399</text:p>
            <text:p><text:s/>400 401 402 403 404 405 406 407 408 409 410 411 412 413 414 415 416 417</text:p>
            <text:p><text:s/>418 419 422 423 424 425 426 427 428 429 430 431 432 433 435 436 437 438</text:p>
            <text:p><text:s/>439 440 441 442 443 444 445 446 447 448 449 451 453 454 455 457 458 459</text:p>
            <text:p><text:s/>460 461 463 464 465 467 468 469 470 471 472 475 476 477 478 479 480 481</text:p>
            <text:p><text:s/>482 483 484 485 486 487 488 489 490 491 492 493 494 495 496 497 498 499</text:p>
            <text:p><text:s/>500 501 502 503 504 505 507 508 509 512 513 514 516 517 518 519 520 521</text:p>
            <text:p><text:s/>522 523 524 525 527 528 529 530 531 532 533 534 535 536 537 538 539 540</text:p>
            <text:p><text:s/>541 542 543 544 545 546 547 548 549 550 551 552 553 554 555 556 557 558</text:p>
            <text:p><text:s/>560 561 562 563 564 565 566 567 568 569 570 571 572 574 575 576 577 578</text:p>
            <text:p><text:s/>580 581 582 583 584 585 586 587 588 589 590 591 592 594 596 597 598 599</text:p>
            <text:p><text:s/>600 601 602 603 604 605 606 607 609 610 611 612 613 614 616 617 618 619</text:p>
            <text:p><text:s/>620 621 622 623 624 626 627 628 629 630 631 632 633 634 635 637 638 639</text:p>
            <text:p><text:s/>640 641 642 643 644 645 646 647 648 649 650 651 652 653 654 655 656 657</text:p>
            <text:p><text:s/>658 659 660 661 662 663 664 665 666 667 668 669 670 671 672 673 674 675</text:p>
            <text:p><text:s/>678 680 682 684 685 686 687 688 689 690 691 692 693 694 695 696 697 699]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Fold-9</text:p>
          </table:table-cell>
          <table:table-cell table:style-name="ce4" office:value-type="string">
            <text:p>[ <text:s/>0 <text:s text:c="2"/>2 <text:s text:c="2"/>3 <text:s text:c="2"/>4 <text:s text:c="2"/>5 <text:s text:c="2"/>6 <text:s text:c="2"/>7 <text:s text:c="2"/>8 <text:s text:c="2"/>9 <text:s/>10 <text:s/>11 <text:s/>12 <text:s/>13 <text:s/>14 <text:s/>15 <text:s/>16 <text:s/>17 <text:s/>18</text:p>
            <text:p><text:s text:c="2"/>19 <text:s/>20 <text:s/>21 <text:s/>22 <text:s/>23 <text:s/>24 <text:s/>25 <text:s/>26 <text:s/>27 <text:s/>29 <text:s/>30 <text:s/>32 <text:s/>33 <text:s/>34 <text:s/>35 <text:s/>36 <text:s/>37 <text:s/>38</text:p>
            <text:p><text:s text:c="2"/>39 <text:s/>40 <text:s/>41 <text:s/>42 <text:s/>43 <text:s/>44 <text:s/>45 <text:s/>46 <text:s/>47 <text:s/>48 <text:s/>49 <text:s/>50 <text:s/>51 <text:s/>52 <text:s/>53 <text:s/>54 <text:s/>55 <text:s/>56</text:p>
            <text:p><text:s text:c="2"/>57 <text:s/>58 <text:s/>59 <text:s/>60 <text:s/>61 <text:s/>62 <text:s/>63 <text:s/>64 <text:s/>66 <text:s/>68 <text:s/>70 <text:s/>71 <text:s/>72 <text:s/>73 <text:s/>74 <text:s/>75 <text:s/>76 <text:s/>77</text:p>
            <text:p><text:s text:c="2"/>78 <text:s/>79 <text:s/>80 <text:s/>81 <text:s/>83 <text:s/>84 <text:s/>85 <text:s/>86 <text:s/>87 <text:s/>89 <text:s/>91 <text:s/>92 <text:s/>94 <text:s/>95 <text:s/>96 <text:s/>97 <text:s/>98 <text:s/>99</text:p>
            <text:p><text:s/>100 101 102 103 104 106 107 108 109 110 111 112 113 115 116 117 118 119</text:p>
            <text:p><text:s/>120 121 122 123 124 125 126 127 128 129 130 131 133 134 135 136 137 139</text:p>
            <text:p><text:s/>140 141 142 144 145 146 147 148 149 150 151 153 154 155 156 157 158 159</text:p>
            <text:p><text:s/>160 161 163 164 165 166 167 168 170 172 173 174 176 177 178 179 180 181</text:p>
            <text:p><text:s/>182 183 184 185 186 187 188 189 190 191 192 193 194 195 196 197 198 199</text:p>
            <text:p><text:s/>200 201 202 203 204 205 206 207 208 209 210 211 212 213 214 215 216 217</text:p>
            <text:p><text:s/>218 219 220 221 223 224 225 226 227 228 232 233 234 235 236 237 238 239</text:p>
            <text:p><text:s/>240 241 242 243 244 245 246 247 248 249 250 251 252 253 254 255 256 258</text:p>
            <text:p><text:s/>259 260 261 262 263 264 265 266 267 268 269 270 271 272 273 274 275 276</text:p>
            <text:p><text:s/>277 278 279 280 281 282 283 284 286 287 288 290 291 293 294 295 297 298</text:p>
            <text:p><text:s/>300 302 303 304 305 306 308 309 310 311 312 313 314 315 316 317 318 319</text:p>
            <text:p><text:s/>320 321 322 323 324 325 326 327 328 329 330 331 333 334 335 336 337 338</text:p>
            <text:p><text:s/>339 341 342 343 344 345 346 347 348 349 350 351 352 353 354 355 357 358</text:p>
            <text:p><text:s/>359 360 361 362 363 364 365 366 367 368 369 371 372 373 374 375 376 377</text:p>
            <text:p><text:s/>378 379 380 381 382 384 385 386 387 389 390 392 393 394 396 397 398 399</text:p>
            <text:p><text:s/>401 402 403 404 405 406 407 408 409 410 411 412 413 414 415 416 417 418</text:p>
            <text:p><text:s/>419 420 421 422 424 425 426 427 428 429 430 431 434 435 436 437 438 440</text:p>
            <text:p><text:s/>441 442 443 444 445 446 447 449 450 451 452 453 455 456 457 458 459 460</text:p>
            <text:p><text:s/>461 462 464 466 467 468 469 470 471 472 473 474 475 476 477 478 479 480</text:p>
            <text:p><text:s/>481 482 483 484 485 486 487 488 489 490 491 492 493 494 496 497 498 499</text:p>
            <text:p><text:s/>500 501 502 503 504 505 506 508 510 511 512 513 515 516 517 518 519 520</text:p>
            <text:p><text:s/>521 522 523 524 525 526 527 528 529 530 531 533 534 535 536 537 538 539</text:p>
            <text:p><text:s/>540 541 542 543 544 545 546 547 548 549 550 551 552 553 554 555 556 558</text:p>
            <text:p><text:s/>559 560 561 562 563 564 565 566 567 568 569 570 571 572 573 575 576 577</text:p>
            <text:p><text:s/>578 579 582 583 584 585 586 587 588 589 590 591 592 593 594 595 596 598</text:p>
            <text:p><text:s/>600 601 602 603 605 606 607 608 609 611 612 614 615 616 617 618 619 620</text:p>
            <text:p><text:s/>621 622 623 624 625 626 627 628 629 631 632 633 634 635 636 637 639 640</text:p>
            <text:p><text:s/>641 643 644 645 646 647 648 649 650 651 652 653 654 655 656 657 658 659</text:p>
            <text:p><text:s/>661 662 663 664 665 666 667 668 669 670 671 672 673 675 676 677 678 679</text:p>
            <text:p><text:s/>680 681 682 683 684 685 686 687 688 690 691 692 693 694 696 697 698 699]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Fold-10</text:p>
          </table:table-cell>
          <table:table-cell table:style-name="ce4" office:value-type="string">
            <text:p>[ <text:s/>0 <text:s text:c="2"/>1 <text:s text:c="2"/>2 <text:s text:c="2"/>3 <text:s text:c="2"/>4 <text:s text:c="2"/>6 <text:s text:c="2"/>7 <text:s text:c="2"/>8 <text:s/>10 <text:s/>12 <text:s/>13 <text:s/>14 <text:s/>15 <text:s/>16 <text:s/>17 <text:s/>18 <text:s/>19 <text:s/>20</text:p>
            <text:p><text:s text:c="2"/>21 <text:s/>22 <text:s/>23 <text:s/>24 <text:s/>25 <text:s/>26 <text:s/>28 <text:s/>29 <text:s/>30 <text:s/>31 <text:s/>33 <text:s/>34 <text:s/>35 <text:s/>36 <text:s/>37 <text:s/>38 <text:s/>39 <text:s/>40</text:p>
            <text:p><text:s text:c="2"/>41 <text:s/>42 <text:s/>43 <text:s/>44 <text:s/>45 <text:s/>46 <text:s/>47 <text:s/>48 <text:s/>49 <text:s/>51 <text:s/>52 <text:s/>53 <text:s/>54 <text:s/>55 <text:s/>56 <text:s/>57 <text:s/>58 <text:s/>59</text:p>
            <text:p><text:s text:c="2"/>60 <text:s/>61 <text:s/>62 <text:s/>63 <text:s/>64 <text:s/>65 <text:s/>66 <text:s/>67 <text:s/>68 <text:s/>69 <text:s/>70 <text:s/>71 <text:s/>72 <text:s/>75 <text:s/>76 <text:s/>78 <text:s/>79 <text:s/>80</text:p>
            <text:p><text:s text:c="2"/>81 <text:s/>82 <text:s/>83 <text:s/>84 <text:s/>85 <text:s/>86 <text:s/>87 <text:s/>88 <text:s/>89 <text:s/>90 <text:s/>91 <text:s/>92 <text:s/>93 <text:s/>94 <text:s/>96 <text:s/>97 <text:s/>98 <text:s/>99</text:p>
            <text:p><text:s/>100 101 102 104 105 106 107 108 109 110 111 112 113 114 115 116 117 118</text:p>
            <text:p><text:s/>119 120 121 122 123 124 125 126 127 129 130 131 132 133 134 135 136 137</text:p>
            <text:p><text:s/>138 140 141 142 143 144 145 146 147 149 150 152 154 155 156 157 158 159</text:p>
            <text:p><text:s/>160 162 163 164 166 167 168 169 170 171 173 174 175 176 177 178 179 180</text:p>
            <text:p><text:s/>181 182 183 184 185 186 187 188 189 190 191 192 193 194 195 196 198 199</text:p>
            <text:p><text:s/>200 202 203 204 205 206 207 208 209 210 211 212 213 214 215 216 217 218</text:p>
            <text:p><text:s/>219 220 221 222 223 224 225 227 228 229 230 231 232 233 234 235 236 237</text:p>
            <text:p><text:s/>238 239 240 242 243 244 245 248 249 251 252 254 255 256 257 258 259 260</text:p>
            <text:p><text:s/>261 262 263 264 266 267 268 269 272 273 274 275 276 277 278 279 280 281</text:p>
            <text:p><text:s/>282 283 284 285 286 287 288 289 290 291 292 293 294 295 296 297 298 299</text:p>
            <text:p><text:s/>300 301 302 303 304 305 306 307 308 309 310 311 312 313 315 316 317 318</text:p>
            <text:p><text:s/>319 320 321 322 323 324 325 326 327 328 329 331 332 333 334 335 336 337</text:p>
            <text:p><text:s/>338 339 340 341 342 343 344 345 346 347 348 349 351 352 354 355 356 357</text:p>
            <text:p><text:s/>358 360 361 362 363 364 366 367 368 369 370 371 372 374 375 376 377 378</text:p>
            <text:p><text:s/>379 380 381 382 383 384 385 386 387 388 389 390 391 392 395 396 397 398</text:p>
            <text:p><text:s/>400 401 402 403 404 406 407 408 409 410 411 412 413 414 415 416 417 418</text:p>
            <text:p><text:s/>419 420 421 423 424 425 426 427 428 429 432 433 434 435 436 438 439 440</text:p>
            <text:p><text:s/>441 442 443 444 445 447 448 449 450 451 452 453 454 455 456 458 459 460</text:p>
            <text:p><text:s/>461 462 463 464 465 466 467 468 469 470 471 472 473 474 475 476 477 479</text:p>
            <text:p><text:s/>480 482 483 484 485 486 487 488 490 491 492 493 494 495 496 497 498 499</text:p>
            <text:p><text:s/>501 502 503 504 505 506 507 509 510 511 512 513 514 515 516 517 518 519</text:p>
            <text:p><text:s/>520 521 522 523 524 525 526 527 528 529 530 531 532 533 535 536 537 538</text:p>
            <text:p><text:s/>539 541 542 543 544 545 546 547 548 550 551 552 553 554 556 557 558 559</text:p>
            <text:p><text:s/>560 561 562 563 564 565 566 567 568 569 570 572 573 574 575 577 578 579</text:p>
            <text:p><text:s/>580 581 582 583 584 585 587 588 589 590 591 592 593 594 595 596 597 599</text:p>
            <text:p><text:s/>601 602 603 604 606 607 608 609 610 611 612 613 614 615 616 618 620 621</text:p>
            <text:p><text:s/>622 623 624 625 626 627 629 630 631 632 633 634 635 636 637 638 639 640</text:p>
            <text:p><text:s/>641 642 643 644 645 646 647 648 649 650 651 652 653 654 655 656 657 658</text:p>
            <text:p><text:s/>659 660 661 662 664 665 666 667 668 669 670 671 672 673 674 676 677 678</text:p>
            <text:p><text:s/>679 681 682 683 684 685 686 688 689 690 692 693 694 695 696 697 698 699]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pt" fo:country="B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pt" number:country="BR">
      <number:number number:min-integer-digits="1"/>
    </number:number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pt" number:country="BR">
      <number:day/>
      <number:text>/</number:text>
      <number:month/>
      <number:text>/</number:text>
      <number:year number:style="long"/>
    </number:date-style>
    <number:date-style style:name="N8113" number:language="pt" number:country="BR">
      <number:day/>
      <number:text>/</number:text>
      <number:month number:textual="true"/>
      <number:text>/</number:text>
      <number:year/>
    </number:date-style>
    <number:date-style style:name="N8114" number:language="pt" number:country="BR">
      <number:day/>
      <number:text>/</number:text>
      <number:month number:textual="true"/>
    </number:date-style>
    <number:date-style style:name="N8115" number:language="pt" number:country="BR">
      <number:month number:textual="true"/>
      <number:text>/</number:text>
      <number:year/>
    </number:date-style>
    <number:time-style style:name="N8116" number:language="pt" number:country="BR">
      <number:hours/>
      <number:text>:</number:text>
      <number:minutes number:style="long"/>
      <number:text> </number:text>
      <number:am-pm/>
    </number:time-style>
    <number:time-style style:name="N8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20P0" style:volatile="true" number:language="pt" number:country="BR">
      <number:number number:decimal-places="0" number:min-integer-digits="1" number:grouping="true"/>
      <number:text> </number:text>
    </number:number-style>
    <number:number-style style:name="N8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number number:decimal-places="0" number:min-integer-digits="1" number:grouping="true"/>
      <number:text> </number:text>
    </number:number-style>
    <number:number-style style:name="N8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1P0"/>
    </number:number-style>
    <number:number-style style:name="N8123P0" style:volatile="true" number:language="pt" number:country="BR">
      <number:number number:decimal-places="2" number:min-integer-digits="1" number:grouping="true"/>
      <number:text> </number:text>
    </number:number-style>
    <number:number-style style:name="N8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pt" number:country="BR">
      <number:number number:decimal-places="2" number:min-integer-digits="1" number:grouping="true"/>
      <number:text> </number:text>
    </number:number-style>
    <number:number-style style:name="N8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4P0"/>
    </number:number-style>
    <number:number-style style:name="N8127P0" style:volatile="true" number:language="pt" number:country="BR">
      <number:number number:decimal-places="0" number:min-integer-digits="1" number:grouping="true"/>
      <number:text> </number:text>
    </number:number-style>
    <number:number-style style:name="N8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7P2" style:volatile="true" number:language="pt" number:country="BR">
      <number:text> - </number:text>
    </number:number-style>
    <number:text-style style:name="N8127" number:language="pt" number:country="B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31P2" style:volatile="true" number:language="pt" number:country="BR">
      <number:text> R$ - </number:text>
    </number:number-style>
    <number:text-style style:name="N8131" number:language="pt" number:country="B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4P0" style:volatile="true" number:language="pt" number:country="BR">
      <number:number number:decimal-places="2" number:min-integer-digits="1" number:grouping="true"/>
      <number:text> </number:text>
    </number:number-style>
    <number:number-style style:name="N8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34" number:language="pt" number:country="B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38" number:language="pt" number:country="B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pt" number:country="BR">
      <number:minutes number:style="long"/>
      <number:text>:</number:text>
      <number:seconds number:style="long"/>
    </number:time-style>
    <number:time-style style:name="N8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pt" number:country="BR">
      <number:minutes number:style="long"/>
      <number:text>:</number:text>
      <number:seconds number:style="long" number:decimal-places="1"/>
    </number:time-style>
    <number:number-style style:name="N8142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2">12/08/2020</text:date>, <text:time>17:05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2T17:05:27</dc:date>
    <dc:creator>Guilherme Nakahata</dc:creator>
    <meta:generator>OpenOffice/4.1.7$Unix OpenOffice.org_project/417m1$Build-9800</meta:generator>
    <meta:editing-duration>PT2M2S</meta:editing-duration>
    <meta:editing-cycles>1</meta:editing-cycles>
    <meta:document-statistic meta:table-count="1" meta:cell-count="21" meta:object-count="0"/>
  </office:meta>
</office:document-meta>
</file>